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74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46.28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/>
    <style:style style:name="ce1" style:family="table-cell" style:parent-style-name="Default" style:data-style-name="N99"/>
    <style:style style:name="ce2" style:family="table-cell" style:parent-style-name="Default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row table:style-name="ro1">
          <table:table-cell office:value-type="string" calcext:value-type="string">
            <text:p>resampling period (ms)</text:p>
          </table:table-cell>
          <table:table-cell office:value-type="string" calcext:value-type="string">
            <text:p>hidden states number</text:p>
          </table:table-cell>
          <table:table-cell table:style-name="Default" office:value-type="string" calcext:value-type="string">
            <text:p>Post processing activated ?</text:p>
          </table:table-cell>
          <table:table-cell office:value-type="string" calcext:value-type="string">
            <text:p>Recognition rat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" office:value-type="boolean" office:boolean-value="true" calcext:value-type="boolean">
            <text:p>VRAI</text:p>
          </table:table-cell>
          <table:table-cell office:value-type="float" office:value="0.934673366834171" calcext:value-type="float">
            <text:p>0,9346733668341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0.92462311557789" calcext:value-type="float">
            <text:p>0,924623115577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VRAI</text:p>
          </table:table-cell>
          <table:table-cell office:value-type="float" office:value="0.934673366834171" calcext:value-type="float">
            <text:p>0,9346733668341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0.92462311557789" calcext:value-type="float">
            <text:p>0,924623115577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VRAI</text:p>
          </table:table-cell>
          <table:table-cell office:value-type="float" office:value="0.92964824120603" calcext:value-type="float">
            <text:p>0,929648241206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0.914572864321608" calcext:value-type="float">
            <text:p>0,9145728643216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VRAI</text:p>
          </table:table-cell>
          <table:table-cell office:value-type="float" office:value="0.944723618090452" calcext:value-type="float">
            <text:p>0,9447236180904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0.939698492462312" calcext:value-type="float">
            <text:p>0,9396984924623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VRAI</text:p>
          </table:table-cell>
          <table:table-cell office:value-type="float" office:value="0.909547738693467" calcext:value-type="float">
            <text:p>0,9095477386934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0.909547738693467" calcext:value-type="float">
            <text:p>0,9095477386934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VRAI</text:p>
          </table:table-cell>
          <table:table-cell office:value-type="float" office:value="0.904522613065327" calcext:value-type="float">
            <text:p>0,9045226130653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0.909547738693467" calcext:value-type="float">
            <text:p>0,909547738693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VRAI</text:p>
          </table:table-cell>
          <table:table-cell office:value-type="float" office:value="0.85427135678392" calcext:value-type="float">
            <text:p>0,854271356783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0.904522613065327" calcext:value-type="float">
            <text:p>0,9045226130653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VRAI</text:p>
          </table:table-cell>
          <table:table-cell office:value-type="float" office:value="0.934673366834171" calcext:value-type="float">
            <text:p>0,9346733668341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0.909547738693467" calcext:value-type="float">
            <text:p>0,909547738693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VRAI</text:p>
          </table:table-cell>
          <table:table-cell office:value-type="float" office:value="0.934673366834171" calcext:value-type="float">
            <text:p>0,9346733668341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0.914572864321608" calcext:value-type="float">
            <text:p>0,9145728643216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VRAI</text:p>
          </table:table-cell>
          <table:table-cell office:value-type="float" office:value="0.934673366834171" calcext:value-type="float">
            <text:p>0,9346733668341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0.92964824120603" calcext:value-type="float">
            <text:p>0,929648241206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VRAI</text:p>
          </table:table-cell>
          <table:table-cell office:value-type="float" office:value="0.949748743718593" calcext:value-type="float">
            <text:p>0,9497487437185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0.949748743718593" calcext:value-type="float">
            <text:p>0,9497487437185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VRAI</text:p>
          </table:table-cell>
          <table:table-cell office:value-type="float" office:value="0.949748743718593" calcext:value-type="float">
            <text:p>0,9497487437185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0.949748743718593" calcext:value-type="float">
            <text:p>0,9497487437185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VRAI</text:p>
          </table:table-cell>
          <table:table-cell office:value-type="float" office:value="0.949748743718593" calcext:value-type="float">
            <text:p>0,9497487437185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0.949748743718593" calcext:value-type="float">
            <text:p>0,9497487437185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VRAI</text:p>
          </table:table-cell>
          <table:table-cell office:value-type="float" office:value="0.949748743718593" calcext:value-type="float">
            <text:p>0,9497487437185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0.949748743718593" calcext:value-type="float">
            <text:p>0,94974874371859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boolean" office:boolean-value="true" calcext:value-type="boolean">
            <text:p>VRAI</text:p>
          </table:table-cell>
          <table:table-cell office:value-type="float" office:value="0.909547738693467" calcext:value-type="float">
            <text:p>0,90954773869346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0.909547738693467" calcext:value-type="float">
            <text:p>0,909547738693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VRAI</text:p>
          </table:table-cell>
          <table:table-cell office:value-type="float" office:value="0.949748743718593" calcext:value-type="float">
            <text:p>0,9497487437185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0.949748743718593" calcext:value-type="float">
            <text:p>0,9497487437185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VRAI</text:p>
          </table:table-cell>
          <table:table-cell office:value-type="float" office:value="0.819095477386935" calcext:value-type="float">
            <text:p>0,8190954773869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false" calcext:value-type="boolean">
            <text:p>FAUX</text:p>
          </table:table-cell>
          <table:table-cell office:value-type="float" office:value="0.819095477386935" calcext:value-type="float">
            <text:p>0,819095477386935</text:p>
          </table:table-cell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20:37:02.0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2T11:57:57.364840142</meta:creation-date>
    <dc:date>2019-12-03T21:18:06.569000000</dc:date>
    <meta:editing-duration>PT39M32S</meta:editing-duration>
    <meta:editing-cycles>4</meta:editing-cycles>
    <meta:generator>LibreOffice/6.3.0.4$Windows_X86_64 LibreOffice_project/057fc023c990d676a43019934386b85b21a9ee99</meta:generator>
    <meta:document-statistic meta:table-count="1" meta:cell-count="140" meta:object-count="0"/>
  </office:meta>
</office:document-meta>
</file>